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418Hz</text:p>
          </table:table-cell>
          <table:table-cell office:value-type="string" calcext:value-type="string">
            <text:p>Décohérent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440Hz</text:p>
          </table:table-cell>
          <table:table-cell table:style-name="Default" table:formula="of:=EXP(LN(2)/12)" office:value-type="float" office:value="1.0594630943593" calcext:value-type="float">
            <text:p>1,0594630943593</text:p>
          </table:table-cell>
          <table:table-cell/>
          <table:table-cell table:style-name="Default" office:value-type="string" calcext:value-type="string">
            <text:p>cents</text:p>
          </table:table-cell>
        </table:table-row>
        <table:table-row table:style-name="ro1">
          <table:table-cell/>
          <table:table-cell table:style-name="Default" table:formula="of:=EXP(LN(2)/12)" office:value-type="float" office:value="1.0594630943593" calcext:value-type="float">
            <text:p>1,0594630943593</text:p>
          </table:table-cell>
          <table:table-cell table:formula="of:=[.C7]/[.$C$5]" office:value-type="float" office:value="248.544287035569" calcext:value-type="float">
            <text:p>248,54</text:p>
          </table:table-cell>
          <table:table-cell office:value-type="float" office:value="249.4" calcext:value-type="float">
            <text:p>249,4</text:p>
          </table:table-cell>
          <table:table-cell table:formula="of:=1200*(LN([.D6]/[.C6])/LN(2))" office:value-type="float" office:value="5.95022743371034" calcext:value-type="float">
            <text:p>5,95</text:p>
          </table:table-cell>
        </table:table-row>
        <table:table-row table:style-name="ro1">
          <table:table-cell/>
          <table:table-cell table:formula="of:=[.B8]/[.$C$5]" office:value-type="float" office:value="261.625565300598" calcext:value-type="float">
            <text:p>261,63</text:p>
          </table:table-cell>
          <table:table-cell table:formula="of:=[.C8]/[.$C$5]" office:value-type="float" office:value="263.323499428028" calcext:value-type="float">
            <text:p>263,32</text:p>
          </table:table-cell>
          <table:table-cell office:value-type="float" office:value="262.8" calcext:value-type="float">
            <text:p>262,8</text:p>
          </table:table-cell>
          <table:table-cell table:formula="of:=1200*(LN([.D7]/[.C7])/LN(2))" office:value-type="float" office:value="-3.44519997509796" calcext:value-type="float">
            <text:p>-3,45</text:p>
          </table:table-cell>
        </table:table-row>
        <table:table-row table:style-name="ro1">
          <table:table-cell/>
          <table:table-cell table:formula="of:=[.B9]/[.$C$5]" office:value-type="float" office:value="277.182630976872" calcext:value-type="float">
            <text:p>277,18</text:p>
          </table:table-cell>
          <table:table-cell table:formula="of:=[.C9]/[.$C$5]" office:value-type="float" office:value="278.981529521537" calcext:value-type="float">
            <text:p>278,98</text:p>
          </table:table-cell>
          <table:table-cell office:value-type="float" office:value="278.8" calcext:value-type="float">
            <text:p>278,8</text:p>
          </table:table-cell>
          <table:table-cell table:formula="of:=1200*(LN([.D8]/[.C8])/LN(2))" office:value-type="float" office:value="-1.12685731978612" calcext:value-type="float">
            <text:p>-1,13</text:p>
          </table:table-cell>
        </table:table-row>
        <table:table-row table:style-name="ro1">
          <table:table-cell/>
          <table:table-cell table:formula="of:=[.B10]/[.$C$5]" office:value-type="float" office:value="293.664767917407" calcext:value-type="float">
            <text:p>293,66</text:p>
          </table:table-cell>
          <table:table-cell table:formula="of:=[.C10]/[.$C$5]" office:value-type="float" office:value="295.570634535977" calcext:value-type="float">
            <text:p>295,57</text:p>
          </table:table-cell>
          <table:table-cell office:value-type="float" office:value="295.5" calcext:value-type="float">
            <text:p>295,5</text:p>
          </table:table-cell>
          <table:table-cell table:formula="of:=1200*(LN([.D9]/[.C9])/LN(2))" office:value-type="float" office:value="-0.413774284020097" calcext:value-type="float">
            <text:p>-0,41</text:p>
          </table:table-cell>
        </table:table-row>
        <table:table-row table:style-name="ro1">
          <table:table-cell/>
          <table:table-cell table:formula="of:=[.B11]/[.$C$5]" office:value-type="float" office:value="311.126983722081" calcext:value-type="float">
            <text:p>311,13</text:p>
          </table:table-cell>
          <table:table-cell table:formula="of:=[.C11]/[.$C$5]" office:value-type="float" office:value="313.146179067226" calcext:value-type="float">
            <text:p>313,15</text:p>
          </table:table-cell>
          <table:table-cell office:value-type="float" office:value="313.4" calcext:value-type="float">
            <text:p>313,4</text:p>
          </table:table-cell>
          <table:table-cell table:formula="of:=1200*(LN([.D10]/[.C10])/LN(2))" office:value-type="float" office:value="1.40268500520222" calcext:value-type="float">
            <text:p>1,40</text:p>
          </table:table-cell>
        </table:table-row>
        <table:table-row table:style-name="ro1">
          <table:table-cell/>
          <table:table-cell table:formula="of:=[.B12]/[.$C$5]" office:value-type="float" office:value="329.62755691287" calcext:value-type="float">
            <text:p>329,63</text:p>
          </table:table-cell>
          <table:table-cell table:formula="of:=[.C12]/[.$C$5]" office:value-type="float" office:value="331.766819861354" calcext:value-type="float">
            <text:p>331,77</text:p>
          </table:table-cell>
          <table:table-cell office:value-type="float" office:value="332.5" calcext:value-type="float">
            <text:p>332,5</text:p>
          </table:table-cell>
          <table:table-cell table:formula="of:=1200*(LN([.D11]/[.C11])/LN(2))" office:value-type="float" office:value="3.82167796920331" calcext:value-type="float">
            <text:p>3,82</text:p>
          </table:table-cell>
        </table:table-row>
        <table:table-row table:style-name="ro1">
          <table:table-cell/>
          <table:table-cell table:formula="of:=[.B13]/[.$C$5]" office:value-type="float" office:value="349.228231433004" calcext:value-type="float">
            <text:p>349,23</text:p>
          </table:table-cell>
          <table:table-cell table:formula="of:=[.C13]/[.$C$5]" office:value-type="float" office:value="351.494701576053" calcext:value-type="float">
            <text:p>351,49</text:p>
          </table:table-cell>
          <table:table-cell office:value-type="float" office:value="352.8" calcext:value-type="float">
            <text:p>352,8</text:p>
          </table:table-cell>
          <table:table-cell table:formula="of:=1200*(LN([.D12]/[.C12])/LN(2))" office:value-type="float" office:value="6.41714230713075" calcext:value-type="float">
            <text:p>6,42</text:p>
          </table:table-cell>
        </table:table-row>
        <table:table-row table:style-name="ro1">
          <table:table-cell/>
          <table:table-cell table:formula="of:=[.B14]/[.$C$5]" office:value-type="float" office:value="369.994422711634" calcext:value-type="float">
            <text:p>369,99</text:p>
          </table:table-cell>
          <table:table-cell table:formula="of:=[.C14]/[.$C$5]" office:value-type="float" office:value="372.395664182662" calcext:value-type="float">
            <text:p>372,40</text:p>
          </table:table-cell>
          <table:table-cell office:value-type="float" office:value="374.3" calcext:value-type="float">
            <text:p>374,3</text:p>
          </table:table-cell>
          <table:table-cell table:formula="of:=1200*(LN([.D13]/[.C13])/LN(2))" office:value-type="float" office:value="8.83052711806017" calcext:value-type="float">
            <text:p>8,83</text:p>
          </table:table-cell>
        </table:table-row>
        <table:table-row table:style-name="ro1">
          <table:table-cell/>
          <table:table-cell table:formula="of:=[.B15]/[.$C$5]" office:value-type="float" office:value="391.995435981749" calcext:value-type="float">
            <text:p>392,00</text:p>
          </table:table-cell>
          <table:table-cell table:formula="of:=[.C15]/[.$C$5]" office:value-type="float" office:value="394.539462700948" calcext:value-type="float">
            <text:p>394,54</text:p>
          </table:table-cell>
          <table:table-cell office:value-type="float" office:value="394.1" calcext:value-type="float">
            <text:p>394,1</text:p>
          </table:table-cell>
          <table:table-cell table:formula="of:=1200*(LN([.D14]/[.C14])/LN(2))" office:value-type="float" office:value="-1.9294313964936" calcext:value-type="float">
            <text:p>-1,93</text:p>
          </table:table-cell>
        </table:table-row>
        <table:table-row table:style-name="ro1">
          <table:table-cell/>
          <table:table-cell table:formula="of:=[.B16]/[.$C$5]" office:value-type="float" office:value="415.304697579945" calcext:value-type="float">
            <text:p>415,30</text:p>
          </table:table-cell>
          <table:table-cell office:value-type="float" office:value="418" calcext:value-type="float">
            <text:p>418,00</text:p>
          </table:table-cell>
          <table:table-cell office:value-type="float" office:value="418" calcext:value-type="float">
            <text:p>418</text:p>
          </table:table-cell>
          <table:table-cell table:formula="of:=1200*(LN([.D15]/[.C15])/LN(2))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440" calcext:value-type="float">
            <text:p>440,00</text:p>
          </table:table-cell>
          <table:table-cell table:formula="of:=[.C15]*[.$C$5]" office:value-type="float" office:value="442.855573442185" calcext:value-type="float">
            <text:p>442,86</text:p>
          </table:table-cell>
          <table:table-cell office:value-type="float" office:value="443.2" calcext:value-type="float">
            <text:p>443,2</text:p>
          </table:table-cell>
          <table:table-cell table:formula="of:=1200*(LN([.D16]/[.C16])/LN(2))" office:value-type="float" office:value="1.34592689713186" calcext:value-type="float">
            <text:p>1,35</text:p>
          </table:table-cell>
        </table:table-row>
        <table:table-row table:style-name="ro1">
          <table:table-cell/>
          <table:table-cell table:formula="of:=[.B16]*[.$C$5]" office:value-type="float" office:value="466.16376151809" calcext:value-type="float">
            <text:p>466,16</text:p>
          </table:table-cell>
          <table:table-cell table:formula="of:=[.C16]*[.$C$5]" office:value-type="float" office:value="469.189136193318" calcext:value-type="float">
            <text:p>469,19</text:p>
          </table:table-cell>
          <table:table-cell office:value-type="float" office:value="470.3" calcext:value-type="float">
            <text:p>470,3</text:p>
          </table:table-cell>
          <table:table-cell table:formula="of:=1200*(LN([.D17]/[.C17])/LN(2))" office:value-type="float" office:value="4.09406786768381" calcext:value-type="float">
            <text:p>4,09</text:p>
          </table:table-cell>
        </table:table-row>
        <table:table-row table:style-name="ro1">
          <table:table-cell/>
          <table:table-cell table:formula="of:=[.B17]*[.$C$5]" office:value-type="float" office:value="493.883301256124" calcext:value-type="float">
            <text:p>493,88</text:p>
          </table:table-cell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4:34:00.792557578</meta:creation-date>
    <meta:generator>LibreOffice/6.3.5.2$Linux_X86_64 LibreOffice_project/30$Build-2</meta:generator>
    <dc:date>2020-04-24T06:15:16.076528999</dc:date>
    <meta:editing-duration>P2DT14H28M10S</meta:editing-duration>
    <meta:editing-cycles>2</meta:editing-cycles>
    <meta:document-statistic meta:table-count="1" meta:cell-count="54" meta:object-count="0"/>
  </office:meta>
</office:document-meta>
</file>